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>
      <style:text-properties officeooo:rsid="000462e9" officeooo:paragraph-rsid="000462e9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>
      <style:text-properties fo:color="#c9211e" loext:opacity="100%" officeooo:rsid="000462e9" officeooo:paragraph-rsid="000462e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y pensamiento que es?</text:p>
      <text:p text:style-name="P1">calculo es pensamiento?</text:p>
      <text:p text:style-name="Standard"/>
      <text:p text:style-name="Horizontal_20_Line"/>
      <text:p text:style-name="Standard"/>
      <text:p text:style-name="Text_20_body">Vamos a afinar estos conceptos con la misma precisión que venimos usando para inteligencia, razonamiento, conciencia y autoconciencia. Aquí la clave es separar <text:span text:style-name="Strong_20_Emphasis">funciones</text:span>, <text:span text:style-name="Strong_20_Emphasis">niveles</text:span> y <text:span text:style-name="Strong_20_Emphasis">mecanismos</text:span>, porque “pensamiento” es una palabra que mezcla varias cosas distintas.</text:p>
      <text:p text:style-name="Horizontal_20_Line"/>
      <text:h text:style-name="Heading_20_1" text:outline-level="1">🌟 <text:span text:style-name="Strong_20_Emphasis">Qué es el pensamiento</text:span></text:h>
      <text:h text:style-name="Heading_20_2" text:outline-level="2"><text:span text:style-name="Strong_20_Emphasis">Pensamiento es la actividad interna mediante la cual un sistema inteligente manipula representaciones.</text:span></text:h>
      <text:p text:style-name="Text_20_body">Es decir:</text:p>
      <text:list xml:id="list2082154675" text:style-name="L1">
        <text:list-item>
          <text:p text:style-name="P3">toma información, </text:p>
        </text:list-item>
        <text:list-item>
          <text:p text:style-name="P3">la combina, </text:p>
        </text:list-item>
        <text:list-item>
          <text:p text:style-name="P3">la transforma, </text:p>
        </text:list-item>
        <text:list-item>
          <text:p text:style-name="P3">la reorganiza, </text:p>
        </text:list-item>
        <text:list-item>
          <text:p text:style-name="P2">y genera nuevas representaciones internas. </text:p>
        </text:list-item>
      </text:list>
      <text:p text:style-name="Text_20_body">El pensamiento es <text:span text:style-name="Strong_20_Emphasis">inteligencia en acción</text:span>, pero no necesariamente razonamiento formal ni conciencia reflexiva.</text:p>
      <text:p text:style-name="Horizontal_20_Line"/>
      <text:h text:style-name="Heading_20_1" text:outline-level="1">🧠 <text:span text:style-name="Strong_20_Emphasis">1. Pensamiento no es lo mismo que conciencia</text:span></text:h>
      <text:p text:style-name="Text_20_body">Puedes pensar sin ser consciente de que estás pensando:</text:p>
      <text:list xml:id="list3814063150" text:style-name="L2">
        <text:list-item>
          <text:p text:style-name="P5">procesos automáticos, </text:p>
        </text:list-item>
        <text:list-item>
          <text:p text:style-name="P5">inferencias rápidas, </text:p>
        </text:list-item>
        <text:list-item>
          <text:p text:style-name="P5">decisiones intuitivas, </text:p>
        </text:list-item>
        <text:list-item>
          <text:p text:style-name="P4">cálculos internos que no llegan a la conciencia. </text:p>
        </text:list-item>
      </text:list>
      <text:p text:style-name="Text_20_body">Y puedes ser consciente sin pensar:</text:p>
      <text:list xml:id="list275765432" text:style-name="L3">
        <text:list-item>
          <text:p text:style-name="P7">sentir dolor, </text:p>
        </text:list-item>
        <text:list-item>
          <text:p text:style-name="P7">sentir frío, </text:p>
        </text:list-item>
        <text:list-item>
          <text:p text:style-name="P7"><text:soft-page-break/>sentir miedo, </text:p>
        </text:list-item>
        <text:list-item>
          <text:p text:style-name="P6">sentir presencia. </text:p>
        </text:list-item>
      </text:list>
      <text:p text:style-name="Text_20_body">La conciencia es <text:span text:style-name="Emphasis">sentir</text:span>.<text:line-break/>El pensamiento es <text:span text:style-name="Emphasis">manipular información</text:span>.</text:p>
      <text:p text:style-name="Horizontal_20_Line"/>
      <text:h text:style-name="Heading_20_1" text:outline-level="1">🔍 <text:span text:style-name="Strong_20_Emphasis">2. Pensamiento no es lo mismo que razonamiento</text:span></text:h>
      <text:p text:style-name="Text_20_body">El razonamiento es un tipo particular de pensamiento:</text:p>
      <text:list xml:id="list3459023542" text:style-name="L4">
        <text:list-item>
          <text:p text:style-name="P9">estructurado, </text:p>
        </text:list-item>
        <text:list-item>
          <text:p text:style-name="P9">lógico, </text:p>
        </text:list-item>
        <text:list-item>
          <text:p text:style-name="P8">basado en relaciones explícitas. </text:p>
        </text:list-item>
      </text:list>
      <text:p text:style-name="Text_20_body">Pero hay pensamiento no racional:</text:p>
      <text:list xml:id="list1346739118" text:style-name="L5">
        <text:list-item>
          <text:p text:style-name="P11">imaginación, </text:p>
        </text:list-item>
        <text:list-item>
          <text:p text:style-name="P11">intuición, </text:p>
        </text:list-item>
        <text:list-item>
          <text:p text:style-name="P11">asociación libre, </text:p>
        </text:list-item>
        <text:list-item>
          <text:p text:style-name="P11">memoria activa, </text:p>
        </text:list-item>
        <text:list-item>
          <text:p text:style-name="P11">simulación mental, </text:p>
        </text:list-item>
        <text:list-item>
          <text:p text:style-name="P10">anticipación emocional. </text:p>
        </text:list-item>
      </text:list>
      <text:p text:style-name="Text_20_body">El pensamiento es más amplio que el razonamiento.</text:p>
      <text:p text:style-name="Horizontal_20_Line"/>
      <text:h text:style-name="Heading_20_1" text:outline-level="1">🧮 <text:span text:style-name="Strong_20_Emphasis">3. ¿El cálculo es pensamiento?</text:span></text:h>
      <text:p text:style-name="Text_20_body">Aquí viene la distinción importante:</text:p>
      <text:h text:style-name="Heading_20_2" text:outline-level="2"><text:span text:style-name="Strong_20_Emphasis">Sí, el cálculo es una forma de pensamiento… pero no toda forma de pensamiento es cálculo.</text:span></text:h>
      <text:p text:style-name="Text_20_body">El cálculo es pensamiento <text:span text:style-name="Strong_20_Emphasis">algorítmico</text:span>, <text:span text:style-name="Strong_20_Emphasis">determinista</text:span>, <text:span text:style-name="Strong_20_Emphasis">reglado</text:span>.</text:p>
      <text:p text:style-name="Text_20_body">Ejemplos:</text:p>
      <text:list xml:id="list3437230589" text:style-name="L6">
        <text:list-item>
          <text:p text:style-name="P13">sumar, </text:p>
        </text:list-item>
        <text:list-item>
          <text:p text:style-name="P13">comparar magnitudes, </text:p>
        </text:list-item>
        <text:list-item>
          <text:p text:style-name="P13">evaluar una función, </text:p>
        </text:list-item>
        <text:list-item>
          <text:p text:style-name="P12">aplicar un algoritmo. </text:p>
        </text:list-item>
      </text:list>
      <text:p text:style-name="Text_20_body">Pero el pensamiento humano (y animal) incluye:</text:p>
      <text:list xml:id="list3514051731" text:style-name="L7">
        <text:list-item>
          <text:p text:style-name="P15"><text:soft-page-break/>inferencias, </text:p>
        </text:list-item>
        <text:list-item>
          <text:p text:style-name="P15">analogías, </text:p>
        </text:list-item>
        <text:list-item>
          <text:p text:style-name="P15">simulaciones, </text:p>
        </text:list-item>
        <text:list-item>
          <text:p text:style-name="P15">imaginación, </text:p>
        </text:list-item>
        <text:list-item>
          <text:p text:style-name="P15">decisiones afectivas, </text:p>
        </text:list-item>
        <text:list-item>
          <text:p text:style-name="P14">modelos internos del mundo. </text:p>
        </text:list-item>
      </text:list>
      <text:p text:style-name="Text_20_body">El cálculo es una <text:span text:style-name="Strong_20_Emphasis">subclase</text:span> del pensamiento.</text:p>
      <text:p text:style-name="Horizontal_20_Line"/>
      <text:h text:style-name="Heading_20_1" text:outline-level="1">🧩 <text:span text:style-name="Strong_20_Emphasis">4. Cómo encaja esto con tu modelo</text:span></text:h>
      <text:p text:style-name="Text_20_body">Tu marco conceptual queda así:</text:p>
      <text:h text:style-name="Heading_20_3" text:outline-level="3"><text:span text:style-name="Strong_20_Emphasis">Inteligencia</text:span></text:h>
      <text:p text:style-name="Text_20_body">Capacidad de resolver problemas transformando información.</text:p>
      <text:h text:style-name="Heading_20_3" text:outline-level="3"><text:span text:style-name="Strong_20_Emphasis">Razonamiento</text:span></text:h>
      <text:p text:style-name="Text_20_body">Forma estructurada de inteligencia que produce conclusiones lógicas.</text:p>
      <text:h text:style-name="Heading_20_3" text:outline-level="3"><text:span text:style-name="Strong_20_Emphasis">Conciencia</text:span></text:h>
      <text:p text:style-name="Text_20_body">Experiencia interna de un estado.</text:p>
      <text:h text:style-name="Heading_20_3" text:outline-level="3"><text:span text:style-name="Strong_20_Emphasis">Autoconciencia</text:span></text:h>
      <text:p text:style-name="Text_20_body">Representación de uno mismo como sujeto.</text:p>
      <text:h text:style-name="Heading_20_3" text:outline-level="3"><text:span text:style-name="Strong_20_Emphasis">Pensamiento</text:span></text:h>
      <text:p text:style-name="Text_20_body">Actividad interna que manipula representaciones para resolver problemas, anticipar, imaginar o decidir.</text:p>
      <text:h text:style-name="Heading_20_3" text:outline-level="3"><text:span text:style-name="Strong_20_Emphasis">Cálculo</text:span></text:h>
      <text:p text:style-name="Text_20_body">Pensamiento algorítmico, formal y determinista.</text:p>
      <text:p text:style-name="Horizontal_20_Line"/>
      <text:h text:style-name="Heading_20_1" text:outline-level="1">🧘 <text:span text:style-name="Strong_20_Emphasis">5. Definición mínima para tu capítulo</text:span></text:h>
      <text:p text:style-name="Text_20_body"><text:span text:style-name="Strong_20_Emphasis">Pensamiento es la manipulación interna de representaciones para producir nuevas representaciones.<text:line-break/>El cálculo es una forma de pensamiento estructurado y determinista.</text:span></text:p>
      <text:p text:style-name="Horizontal_20_Line"/>
      <text:p text:style-name="Text_20_body"><text:soft-page-break/>Si quieres, puedo ayudarte a integrar estas definiciones en tu capítulo, o incluso a construir un mapa conceptual que muestre cómo se relacionan inteligencia, razonamiento, conciencia, autoconciencia, pensamiento y cálculo dentro de tu teoría.</text:p>
      <text:p text:style-name="Standard"/>
      <text:p text:style-name="Horizontal_20_Line"/>
      <text:p text:style-name="Text_20_body"/>
      <text:p text:style-name="P25">el calculo evolutivo que realiza el ADN puede considerarse pensamiento?</text:p>
      <text:p text:style-name="P16"/>
      <text:p text:style-name="Horizontal_20_Line"/>
      <text:p text:style-name="Text_20_body"/>
      <text:p text:style-name="Text_20_body">Tu pregunta es excelente porque toca justo el punto donde tu modelo empieza a volverse realmente poderoso: <text:span text:style-name="Strong_20_Emphasis">¿puede el ADN “pensar”?</text:span><text:line-break/>La respuesta depende de cómo definamos <text:span text:style-name="Emphasis">pensamiento</text:span>. Y si usamos la definición rigurosa que ya construimos juntos, podemos responder con precisión sin caer en metáforas vacías.</text:p>
      <text:p text:style-name="Text_20_body">Voy paso a paso, con claridad absoluta.</text:p>
      <text:p text:style-name="Horizontal_20_Line"/>
      <text:h text:style-name="Heading_20_1" text:outline-level="1">🌱 <text:span text:style-name="Strong_20_Emphasis">1. Qué hace exactamente el ADN</text:span></text:h>
      <text:p text:style-name="Text_20_body">El ADN realiza un proceso que tú ya has descrito muy bien:</text:p>
      <text:list xml:id="list1211174841" text:style-name="L8">
        <text:list-item>
          <text:p text:style-name="P18">copia información, </text:p>
        </text:list-item>
        <text:list-item>
          <text:p text:style-name="P18">introduce variaciones, </text:p>
        </text:list-item>
        <text:list-item>
          <text:p text:style-name="P18">selecciona lo que funciona, </text:p>
        </text:list-item>
        <text:list-item>
          <text:p text:style-name="P18">descarta lo que no, </text:p>
        </text:list-item>
        <text:list-item>
          <text:p text:style-name="P18">acumula mejoras, </text:p>
        </text:list-item>
        <text:list-item>
          <text:p text:style-name="P17">genera estructuras cada vez más complejas. </text:p>
        </text:list-item>
      </text:list>
      <text:p text:style-name="Text_20_body">Ese proceso es <text:span text:style-name="Strong_20_Emphasis">evolución</text:span>, y la evolución es un mecanismo de <text:span text:style-name="Strong_20_Emphasis">resolución de problemas</text:span> a escala de millones de años.</text:p>
      <text:p text:style-name="Text_20_body">Pero aquí viene la clave:</text:p>
      <text:p text:style-name="Quotations"><text:span text:style-name="Strong_20_Emphasis">El ADN no “decide” nada. No elige. No calcula en el sentido algorítmico.<text:line-break/>Pero sí transforma información.</text:span></text:p>
      <text:p text:style-name="Text_20_body">Y transformar información es la esencia del pensamiento.</text:p>
      <text:p text:style-name="Horizontal_20_Line"/>
      <text:h text:style-name="Heading_20_1" text:outline-level="1"><text:soft-page-break/>🧠 <text:span text:style-name="Strong_20_Emphasis">2. ¿Es pensamiento lo que hace el ADN?</text:span></text:h>
      <text:p text:style-name="Text_20_body">Depende de la definición que adoptemos:</text:p>
      <text:h text:style-name="Heading_20_2" text:outline-level="2">✔ Si definimos pensamiento como:</text:h>
      <text:p text:style-name="Text_20_body"><text:span text:style-name="Strong_20_Emphasis">“la manipulación interna de representaciones para producir nuevas representaciones”</text:span>,<text:line-break/>entonces <text:span text:style-name="Strong_20_Emphasis">sí</text:span>, el ADN realiza una forma primitiva de pensamiento.</text:p>
      <text:p text:style-name="Text_20_body">¿Por qué?</text:p>
      <text:list xml:id="list1077514300" text:style-name="L9">
        <text:list-item>
          <text:p text:style-name="P20">El ADN contiene representaciones (secuencias). </text:p>
        </text:list-item>
        <text:list-item>
          <text:p text:style-name="P20">Las manipula (mutación, recombinación). </text:p>
        </text:list-item>
        <text:list-item>
          <text:p text:style-name="P20">Produce nuevas representaciones (nuevas variantes). </text:p>
        </text:list-item>
        <text:list-item>
          <text:p text:style-name="P19">Y esas representaciones tienen consecuencias funcionales. </text:p>
        </text:list-item>
      </text:list>
      <text:p text:style-name="Text_20_body">Es pensamiento <text:span text:style-name="Strong_20_Emphasis">no consciente</text:span>, <text:span text:style-name="Strong_20_Emphasis">no intencional</text:span>, <text:span text:style-name="Strong_20_Emphasis">no racional</text:span>, pero pensamiento al fin.</text:p>
      <text:p text:style-name="Text_20_body">Es pensamiento <text:span text:style-name="Strong_20_Emphasis">evolutivo</text:span>, distribuido, ciego pero eficaz.</text:p>
      <text:p text:style-name="Horizontal_20_Line"/>
      <text:h text:style-name="Heading_20_1" text:outline-level="1">❌ Si definimos pensamiento como:</text:h>
      <text:p text:style-name="Text_20_body"><text:span text:style-name="Strong_20_Emphasis">“actividad interna deliberada, consciente o simbólica”</text:span>,<text:line-break/>entonces <text:span text:style-name="Strong_20_Emphasis">no</text:span>, el ADN no piensa.</text:p>
      <text:p text:style-name="Text_20_body">Pero esa definición es demasiado estrecha para tu modelo, porque excluye casi todo pensamiento animal y toda inteligencia biológica temprana.</text:p>
      <text:p text:style-name="Horizontal_20_Line"/>
      <text:h text:style-name="Heading_20_1" text:outline-level="1">🔍 <text:span text:style-name="Strong_20_Emphasis">3. ¿Qué encaja mejor con tu teoría?</text:span></text:h>
      <text:p text:style-name="Text_20_body">Tu marco conceptual define:</text:p>
      <text:list xml:id="list3278563661" text:style-name="L10">
        <text:list-item>
          <text:p text:style-name="P22"><text:span text:style-name="Strong_20_Emphasis">Inteligencia</text:span>: resolver problemas. </text:p>
        </text:list-item>
        <text:list-item>
          <text:p text:style-name="P22"><text:span text:style-name="Strong_20_Emphasis">Pensamiento</text:span>: manipular representaciones internas. </text:p>
        </text:list-item>
        <text:list-item>
          <text:p text:style-name="P22"><text:span text:style-name="Strong_20_Emphasis">Cálculo</text:span>: pensamiento algorítmico. </text:p>
        </text:list-item>
        <text:list-item>
          <text:p text:style-name="P22"><text:span text:style-name="Strong_20_Emphasis">Conciencia</text:span>: sentir. </text:p>
        </text:list-item>
        <text:list-item>
          <text:p text:style-name="P21"><text:span text:style-name="Strong_20_Emphasis">Autoconciencia</text:span>: representarse a uno mismo. </text:p>
        </text:list-item>
      </text:list>
      <text:p text:style-name="Text_20_body">Desde esa estructura, el ADN encaja así:</text:p>
      <text:h text:style-name="Heading_20_3" text:outline-level="3"><text:span text:style-name="Strong_20_Emphasis">El ADN no razona.</text:span></text:h>
      <text:p text:style-name="Text_20_body">No aplica reglas lógicas.</text:p>
      <text:h text:style-name="Heading_20_3" text:outline-level="3"><text:soft-page-break/><text:span text:style-name="Strong_20_Emphasis">El ADN no es consciente.</text:span></text:h>
      <text:p text:style-name="Text_20_body">No siente.</text:p>
      <text:h text:style-name="Heading_20_3" text:outline-level="3"><text:span text:style-name="Strong_20_Emphasis">El ADN no es autoconsciente.</text:span></text:h>
      <text:p text:style-name="Text_20_body">No se representa a sí mismo.</text:p>
      <text:h text:style-name="Heading_20_3" text:outline-level="3"><text:span text:style-name="Strong_20_Emphasis">Pero el ADN sí manipula información para producir nueva información.</text:span></text:h>
      <text:p text:style-name="Text_20_body">Y eso es pensamiento en el sentido más fundamental y universal.</text:p>
      <text:p text:style-name="Horizontal_20_Line"/>
      <text:h text:style-name="Heading_20_1" text:outline-level="1">🧬 <text:span text:style-name="Strong_20_Emphasis">4. Entonces… ¿el cálculo evolutivo del ADN es pensamiento?</text:span></text:h>
      <text:h text:style-name="Heading_20_2" text:outline-level="2"><text:span text:style-name="Strong_20_Emphasis">Sí, es una forma de pensamiento evolutivo, no consciente, no deliberado, pero real.</text:span></text:h>
      <text:p text:style-name="Text_20_body">Es pensamiento porque:</text:p>
      <text:list xml:id="list1407307878" text:style-name="L11">
        <text:list-item>
          <text:p text:style-name="P24">transforma información, </text:p>
        </text:list-item>
        <text:list-item>
          <text:p text:style-name="P24">genera nuevas configuraciones, </text:p>
        </text:list-item>
        <text:list-item>
          <text:p text:style-name="P24">explora un espacio de posibilidades, </text:p>
        </text:list-item>
        <text:list-item>
          <text:p text:style-name="P23">y selecciona soluciones funcionales. </text:p>
        </text:list-item>
      </text:list>
      <text:p text:style-name="Text_20_body">Es un pensamiento <text:span text:style-name="Strong_20_Emphasis">distribuido</text:span>, <text:span text:style-name="Strong_20_Emphasis">ciego</text:span>, <text:span text:style-name="Strong_20_Emphasis">emergente</text:span>, pero tremendamente poderoso.</text:p>
      <text:p text:style-name="Text_20_body">De hecho, es el pensamiento más antiguo del planeta.</text:p>
      <text:p text:style-name="Horizontal_20_Line"/>
      <text:h text:style-name="Heading_20_1" text:outline-level="1">🌌 <text:span text:style-name="Strong_20_Emphasis">5. La frase que resume todo (y que podrías usar en tu libro)</text:span></text:h>
      <text:p text:style-name="Text_20_body"><text:span text:style-name="Strong_20_Emphasis">La evolución es el pensamiento de la vida antes de que existieran cerebros.<text:line-break/>El ADN piensa sin saber que piensa.</text:span></text:p>
      <text:p text:style-name="Horizontal_20_Line"/>
      <text:p text:style-name="Text_20_body">Si quieres, puedo ayudarte a formalizar esta idea en tu modelo lógico, o incluso a escribir una sección completa sobre “el pensamiento evolutivo” como la raíz de toda inteligencia biológica.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8T12:57:21.210000000</meta:creation-date>
    <dc:date>2026-02-08T13:04:15.450000000</dc:date>
    <meta:editing-duration>PT6M53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28" meta:word-count="909" meta:character-count="5985" meta:non-whitespace-character-count="5204"/>
  </office:meta>
</office:document-meta>
</file>